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Ejercicio11_Generador_de_letras {</text:p>
      <text:p text:style-name="Standard"/>
      <text:p text:style-name="Standard"><text:tab/>public static char getLetra() {</text:p>
      <text:p text:style-name="Standard"><text:tab/><text:tab/>return (char)(Math.random()*26+'a');</text:p>
      <text:p text:style-name="Standard"><text:tab/>}</text:p>
      <text:p text:style-name="Standard"/>
      <text:p text:style-name="Standard"><text:tab/>public static void main(String[]args) {</text:p>
      <text:p text:style-name="Standard"><text:tab/><text:tab/>System.out.println(getLetra());</text:p>
      <text:p text:style-name="Standard"><text:tab/><text:tab/>System.out.println(getLetra());</text:p>
      <text:p text:style-name="Standard"><text:tab/><text:tab/>System.out.println(getLetra());</text:p>
      <text:p text:style-name="Standard"><text:tab/><text:tab/>System.out.println(getLetra()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12:33:22.480000000</meta:creation-date>
    <dc:date>2022-12-06T12:37:29.813000000</dc:date>
    <meta:editing-duration>PT4M7S</meta:editing-duration>
    <meta:editing-cycles>1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1" meta:word-count="23" meta:character-count="293" meta:non-whitespace-character-count="267"/>
  </office:meta>
</office:document-meta>
</file>